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revision previous jwt and password encrypt and practice the error handling in backend side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revision previous jwt and password encrypt and practice the error handling in backend sid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revision previous jwt and password encrypt and practice the error handling in backend side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revision previous jwt and password encrypt and practice the error handling in backend side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revision previous jwt and password encrypt and practice the error handling in backend sid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revision previous jwt and password encrypt and practice the error handling in backend sid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revision previous jwt and password encrypt and practice the error handling in backend sid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revision previous jwt and password encrypt and practice the error handling in backend sid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express</text:p>
          </table:table-cell>
          <table:table-cell table:style-name="ce44" office:value-type="string" calcext:value-type="string">
            <text:p>revision previous jwt and password encrypt and practice the error handling in backend side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8:52:08.014301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8-09T18:53:54.555840242</dc:date>
    <meta:editing-cycles>133</meta:editing-cycles>
    <meta:editing-duration>PT7H15M55S</meta:editing-duration>
    <meta:generator>LibreOffice/6.4.7.2$Linux_X86_64 LibreOffice_project/40$Build-2</meta:generator>
    <meta:document-statistic meta:table-count="1" meta:cell-count="40" meta:object-count="0"/>
  </office:meta>
</office:document-meta>
</file>